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831cm" fo:min-width="1.58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31cm" fo:min-width="1.581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804cm" fo:min-width="1.219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804cm" fo:min-width="1.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1cm" fo:min-width="2.1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9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4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1.531cm"/>
      <style:paragraph-properties style:writing-mode="lr-tb"/>
    </style:style>
    <style:style style:name="gr27" style:family="graphic" style:parent-style-name="standard">
      <style:graphic-properties draw:textarea-vertical-align="middle" draw:auto-grow-height="false" fo:min-height="3.739cm" fo:min-width="3.44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82cm"/>
      <style:paragraph-properties style:writing-mode="lr-tb"/>
    </style:style>
    <style:style style:name="gr31" style:family="graphic" style:parent-style-name="standard">
      <style:graphic-properties draw:textarea-vertical-align="middle" draw:auto-grow-height="false" fo:min-height="3.74cm" fo:min-width="3.451cm"/>
    </style:style>
    <style:style style:name="gr32" style:family="graphic" style:parent-style-name="standard">
      <style:graphic-properties draw:textarea-vertical-align="middle" draw:auto-grow-height="false" fo:min-height="3.515cm" fo:min-width="3.1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6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675cm" svg:height="0.881cm" svg:x="15.047cm" svg:y="2.8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673cm" svg:height="0.879cm" svg:x="15.208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674cm" svg:height="0.88cm" draw:transform="rotate (1.5707963267949) translate (12.28cm 7.655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1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5" draw:text-style-name="P1" draw:layer="layout" draw:line-skew="0.682cm" svg:x1="19.982cm" svg:y1="14.196cm" svg:x2="12.706cm" svg:y2="14.881cm" draw:start-shape="id4" draw:start-glue-point="2" draw:end-shape="id5" draw:end-glue-point="6" svg:d="M19982 14196v1868h-7276v-1183" svg:viewBox="0 0 7277 1869">
          <text:p/>
        </draw:connector>
        <draw:connector draw:style-name="gr5" draw:text-style-name="P1" draw:layer="layout" svg:x1="10.058cm" svg:y1="9.506cm" svg:x2="15.208cm" svg:y2="9.506cm" draw:start-shape="id3" draw:start-glue-point="1" draw:end-shape="id6" draw:end-glue-point="3" svg:d="M10058 9506h5150" svg:viewBox="0 0 5151 1">
          <text:p/>
        </draw:connector>
        <draw:connector draw:style-name="gr5" draw:text-style-name="P1" draw:layer="layout" svg:x1="12.72cm" svg:y1="7.655cm" svg:x2="15.208cm" svg:y2="9.506cm" draw:start-shape="id7" draw:start-glue-point="3" draw:end-shape="id6" draw:end-glue-point="3" svg:d="M12720 7655v1851h2488" svg:viewBox="0 0 2489 1852">
          <text:p/>
        </draw:connector>
        <draw:connector draw:style-name="gr5" draw:text-style-name="P1" draw:layer="layout" svg:x1="15.047cm" svg:y1="3.279cm" svg:x2="12.72cm" svg:y2="4.981cm" draw:start-shape="id8" draw:start-glue-point="3" draw:end-shape="id7" draw:end-glue-point="1" svg:d="M15047 3279h-2327v1702" svg:viewBox="0 0 2328 1703">
          <text:p/>
        </draw:connector>
        <draw:custom-shape draw:style-name="gr6" draw:text-style-name="P2" xml:id="id2" draw:id="id2" draw:layer="layout" svg:width="2.942cm" svg:height="2.943cm" svg:x="3.272cm" svg:y="4.98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2.941cm" svg:height="2.943cm" svg:x="18.512cm" svg:y="11.2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19.982cm" svg:y1="13.708cm" svg:x2="19.982cm" svg:y2="11.688cm">
            <text:p/>
          </draw:line>
        </draw:g>
        <draw:frame draw:style-name="gr9" draw:text-style-name="P4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1" draw:text-style-name="P1" draw:layer="layout" svg:width="3.437cm" svg:height="4.108cm" svg:x="18.242cm" svg:y="4.3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19.957cm" svg:y1="5.519cm" svg:x2="19.957cm" svg:y2="7.539cm">
            <text:p/>
          </draw:line>
        </draw:g>
        <draw:custom-shape draw:style-name="gr13" draw:text-style-name="P6" xml:id="id5" draw:id="id5" draw:layer="layout" svg:width="3.438cm" svg:height="4.107cm" svg:x="10.987cm" svg:y="10.77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058cm" svg:height="1.778cm" svg:x="12.706cm" svg:y="14.881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7" draw:layer="layout" svg:x1="10.058cm" svg:y1="9.506cm" svg:x2="12.706cm" svg:y2="10.774cm" draw:start-shape="id3" draw:start-glue-point="1" draw:end-shape="id5" draw:end-glue-point="4" svg:d="M10058 9506h2648v1268" svg:viewBox="0 0 2649 1269">
          <text:p/>
        </draw:connector>
        <draw:connector draw:style-name="gr5" draw:text-style-name="P7" draw:layer="layout" svg:x1="10.058cm" svg:y1="3.279cm" svg:x2="12.72cm" svg:y2="4.981cm" draw:start-shape="id1" draw:start-glue-point="1" draw:end-shape="id7" draw:end-glue-point="1" svg:d="M10058 3279h2662v1702" svg:viewBox="0 0 2663 1703">
          <text:p/>
        </draw:connector>
        <draw:connector draw:style-name="gr5" draw:text-style-name="P7" draw:layer="layout" svg:x1="17.881cm" svg:y1="9.506cm" svg:x2="19.982cm" svg:y2="11.253cm" draw:start-shape="id6" draw:start-glue-point="1" draw:end-shape="id4" draw:end-glue-point="0" svg:d="M17881 9506h2101v1747" svg:viewBox="0 0 2102 1748">
          <text:p/>
        </draw:connector>
        <draw:connector draw:style-name="gr5" draw:text-style-name="P7" draw:layer="layout" svg:x1="17.722cm" svg:y1="3.279cm" svg:x2="19.96cm" svg:y2="4.326cm" draw:start-shape="id8" draw:start-glue-point="1" draw:end-shape="id9" draw:end-glue-point="0" svg:d="M17722 3279h2238v1047" svg:viewBox="0 0 2239 1048">
          <text:p/>
        </draw:connector>
        <draw:connector draw:style-name="gr5" draw:text-style-name="P7" draw:layer="layout" svg:x1="19.96cm" svg:y1="8.434cm" svg:x2="19.982cm" svg:y2="11.253cm" draw:start-shape="id9" draw:start-glue-point="2" draw:end-shape="id4" draw:end-glue-point="0" svg:d="M19960 8434v1410h22v1409" svg:viewBox="0 0 23 2820">
          <text:p/>
        </draw:connector>
        <draw:custom-shape draw:style-name="gr15" draw:text-style-name="P1" xml:id="id10" draw:id="id10" draw:layer="layout" svg:width="2.674cm" svg:height="0.881cm" svg:x="7.382cm" svg:y="15.6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675cm" svg:height="0.881cm" draw:transform="rotate (1.5707963267949) translate (4.295cm 14.042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0.056cm" svg:y1="16.052cm" svg:x2="12.706cm" svg:y2="14.881cm" draw:start-shape="id10" draw:start-glue-point="1" draw:end-shape="id5" draw:end-glue-point="6" svg:d="M10056 16052h2650v-1171" svg:viewBox="0 0 2651 1172">
          <text:p/>
        </draw:connector>
        <draw:connector draw:style-name="gr5" draw:text-style-name="P7" draw:layer="layout" svg:x1="4.735cm" svg:y1="11.367cm" svg:x2="7.383cm" svg:y2="9.506cm" draw:start-shape="id11" draw:start-glue-point="1" draw:end-shape="id3" draw:end-glue-point="3" svg:d="M4735 11367v-1861h2648" svg:viewBox="0 0 2649 1862">
          <text:p/>
        </draw:connector>
        <draw:connector draw:style-name="gr5" draw:text-style-name="P7" draw:layer="layout" svg:x1="4.735cm" svg:y1="14.042cm" svg:x2="7.382cm" svg:y2="16.052cm" draw:start-shape="id11" draw:start-glue-point="3" draw:end-shape="id10" draw:end-glue-point="3" svg:d="M4735 14042v2010h2647" svg:viewBox="0 0 2648 2011">
          <text:p/>
        </draw:connector>
        <draw:frame draw:style-name="gr16" draw:text-style-name="P5" draw:layer="layout" svg:width="3.451cm" svg:height="1.778cm" svg:x="21.523cm" svg:y="13.126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8" draw:text-style-name="P8" draw:layer="layout" svg:width="1.855cm" svg:height="1.778cm" svg:x="7.933cm" svg:y="16.493cm">
          <draw:text-box>
            <text:p>R<text:span text:style-name="T7">7</text:span></text:p>
          </draw:text-box>
        </draw:frame>
        <draw:frame draw:style-name="gr19" draw:text-style-name="P8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20" draw:text-style-name="P8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21" draw:text-style-name="P8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7" draw:text-style-name="P8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22" draw:text-style-name="P8" draw:layer="layout" svg:width="1.854cm" svg:height="1.778cm" svg:x="3.094cm" svg:y="11.998cm">
          <draw:text-box>
            <text:p>R<text:span text:style-name="T7">6</text:span></text:p>
          </draw:text-box>
        </draw:frame>
        <draw:custom-shape draw:style-name="gr23" draw:text-style-name="P7" draw:layer="layout" svg:width="0.375cm" svg:height="0.412cm" svg:x="12.505cm" svg:y="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73cm" svg:height="0.412cm" svg:x="19.692cm" svg:y="9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73cm" svg:height="0.412cm" svg:x="12.508cm" svg:y="1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73cm" svg:height="0.412cm" svg:x="12.508cm" svg:y="3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74cm" svg:height="0.412cm" svg:x="4.524cm" svg:y="9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5" draw:text-style-name="P9" draw:layer="layout" svg:x1="5.765cm" svg:y1="11.367cm" svg:x2="5.765cm" svg:y2="14.38cm">
          <text:p/>
        </draw:line>
        <draw:frame draw:style-name="gr26" draw:text-style-name="P10" draw:layer="layout" svg:width="1.382cm" svg:height="1.781cm" svg:x="5.514cm" svg:y="11.764cm">
          <draw:text-box>
            <text:p><text:span text:style-name="T5">I</text:span><text:span text:style-name="T6">c</text:span></text:p>
          </draw:text-box>
        </draw:frame>
        <draw:custom-shape draw:style-name="gr27" draw:text-style-name="P7" draw:layer="layout" svg:width="3.947cm" svg:height="3.988cm" draw:transform="rotate (-1.01211643323151) translate (9.043cm 3.636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5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9" draw:text-style-name="P5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30" draw:text-style-name="P5" draw:layer="layout" svg:width="1.382cm" svg:height="1.778cm" svg:x="8.051cm" svg:y="12.414cm">
          <draw:text-box>
            <text:p><text:span text:style-name="T3">I</text:span><text:span text:style-name="T4">c</text:span></text:p>
          </draw:text-box>
        </draw:frame>
        <draw:frame draw:style-name="gr29" draw:text-style-name="P5" draw:layer="layout" svg:width="1.411cm" svg:height="1.778cm" svg:x="15.554cm" svg:y="12.214cm">
          <draw:text-box>
            <text:p><text:span text:style-name="T3">I</text:span><text:span text:style-name="T4">d</text:span></text:p>
          </draw:text-box>
        </draw:frame>
        <draw:custom-shape draw:style-name="gr27" draw:text-style-name="P7" draw:layer="layout" svg:width="3.947cm" svg:height="3.988cm" draw:transform="skewX (0.000174532925199414) rotate (-1.01211643323151) translate (16.614cm 3.722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7" draw:layer="layout" svg:width="3.95cm" svg:height="3.989cm" draw:transform="skewX (-0.000174532925199426) rotate (-1.01211643323151) translate (9.109cm 10.587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7" draw:layer="layout" svg:width="3.618cm" svg:height="3.763cm" draw:transform="rotate (-1.01211643323151) translate (16.773cm 10.348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8" draw:layer="layout" svg:width="1.856cm" svg:height="1.779cm" svg:x="4.451cm" svg:y="2.227cm">
          <draw:text-box>
            <text:p>0</text:p>
          </draw:text-box>
        </draw:frame>
        <draw:frame draw:style-name="gr33" draw:text-style-name="P8" draw:layer="layout" svg:width="1.855cm" svg:height="1.779cm" svg:x="12.246cm" svg:y="2.167cm">
          <draw:text-box>
            <text:p>1</text:p>
          </draw:text-box>
        </draw:frame>
        <draw:frame draw:style-name="gr21" draw:text-style-name="P8" draw:layer="layout" svg:width="1.856cm" svg:height="1.779cm" svg:x="19.53cm" svg:y="2.167cm">
          <draw:text-box>
            <text:p>2</text:p>
          </draw:text-box>
        </draw:frame>
        <draw:frame draw:style-name="gr34" draw:text-style-name="P8" draw:layer="layout" svg:width="1.856cm" svg:height="1.78cm" svg:x="3.824cm" svg:y="9.132cm">
          <draw:text-box>
            <text:p>3</text:p>
          </draw:text-box>
        </draw:frame>
        <draw:frame draw:style-name="gr17" draw:text-style-name="P8" draw:layer="layout" svg:width="1.856cm" svg:height="1.778cm" svg:x="12.026cm" svg:y="8.554cm">
          <draw:text-box>
            <text:p>4</text:p>
          </draw:text-box>
        </draw:frame>
        <draw:frame draw:style-name="gr34" draw:text-style-name="P8" draw:layer="layout" svg:width="1.856cm" svg:height="1.78cm" svg:x="19.96cm" svg:y="9.032cm">
          <draw:text-box>
            <text:p>5</text:p>
          </draw:text-box>
        </draw:frame>
        <draw:frame draw:style-name="gr18" draw:text-style-name="P8" draw:layer="layout" svg:width="1.855cm" svg:height="1.778cm" svg:x="3.803cm" svg:y="15.418cm">
          <draw:text-box>
            <text:p>6</text:p>
          </draw:text-box>
        </draw:frame>
        <draw:frame draw:style-name="gr17" draw:text-style-name="P8" draw:layer="layout" svg:width="1.856cm" svg:height="1.778cm" svg:x="11.907cm" svg:y="16.018cm">
          <draw:text-box>
            <text:p>7</text:p>
          </draw:text-box>
        </draw:frame>
        <draw:custom-shape draw:style-name="gr23" draw:text-style-name="P7" draw:layer="layout" svg:width="0.373cm" svg:height="0.412cm" svg:x="4.526cm" svg:y="1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75cm" svg:height="0.412cm" svg:x="19.693cm" svg:y="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73cm" svg:height="0.412cm" svg:x="4.526cm" svg:y="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5" draw:text-style-name="P9" draw:layer="layout" svg:x1="3.917cm" svg:y1="4.485cm" svg:x2="3.892cm" svg:y2="2.214cm">
            <text:p/>
          </draw:line>
          <draw:line draw:style-name="gr35" draw:text-style-name="P9" draw:layer="layout" svg:x1="3.925cm" svg:y1="4.487cm" svg:x2="3.9cm" svg:y2="2.216cm">
            <text:p/>
          </draw:line>
          <draw:line draw:style-name="gr35" draw:text-style-name="P9" draw:layer="layout" svg:x1="3.625cm" svg:y1="2.837cm" svg:x2="3.631cm" svg:y2="3.965cm">
            <text:p/>
          </draw:line>
          <draw:line draw:style-name="gr35" draw:text-style-name="P9" draw:layer="layout" svg:x1="3.385cm" svg:y1="3.143cm" svg:x2="3.388cm" svg:y2="3.685cm">
            <text:p/>
          </draw:line>
          <draw:line draw:style-name="gr35" draw:text-style-name="P9" draw:layer="layout" svg:x1="3.929cm" svg:y1="3.379cm" svg:x2="4.554cm" svg:y2="3.383cm">
            <text:p/>
          </draw:line>
        </draw:g>
        <presentation:notes draw:style-name="dp2">
          <draw:page-thumbnail draw:style-name="gr3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9">19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9">19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1</meta:editing-cycles>
    <meta:creation-date>2014-07-21T10:31:21</meta:creation-date>
    <dc:date>2021-03-19T13:34:15.613445367</dc:date>
    <meta:editing-duration>P1DT3H54M26S</meta:editing-duration>
    <meta:generator>LibreOffice/6.4.6.2$Linux_X86_64 LibreOffice_project/40$Build-2</meta:generator>
    <meta:document-statistic meta:object-count="10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